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800000082D7E349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900ff" draw:opacity="70%" draw:textarea-horizontal-align="justify" draw:textarea-vertical-align="middle" draw:auto-grow-height="false" draw:shadow-opacity="70%"/>
    </style:style>
    <style:style style:name="gr2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000000" draw:opacity="85%" draw:textarea-horizontal-align="justify" draw:textarea-vertical-align="middle" draw:auto-grow-height="false" fo:padding-top="0.13cm" fo:padding-bottom="0.13cm" fo:padding-left="0.255cm" fo:padding-right="0.255cm" draw:shadow-opacity="85%"/>
    </style:style>
    <style:style style:name="gr3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000000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4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ffcc00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5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808080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6" style:family="graphic" style:parent-style-name="objectwithoutfill">
      <style:graphic-properties svg:stroke-width="0.01cm" svg:stroke-color="#ffffff" draw:marker-start-width="0.215cm" draw:marker-end-width="0.215cm" draw:stroke-linejoin="miter" draw:fill="solid" draw:fill-color="#000000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6666ff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641cm, 0cm)" draw:image-opacity="80%" style:mirror="none"/>
    </style:style>
    <style:style style:name="gr9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999999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gr10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000000" draw:opacity="90%" draw:textarea-horizontal-align="justify" draw:textarea-vertical-align="middle" draw:auto-grow-height="false" fo:padding-top="0.13cm" fo:padding-bottom="0.13cm" fo:padding-left="0.255cm" fo:padding-right="0.255cm" draw:shadow-opacity="90%"/>
    </style:style>
    <style:style style:name="gr11" style:family="graphic" style:parent-style-name="measure">
      <style:graphic-properties draw:textarea-vertical-align="middle"/>
    </style:style>
    <style:style style:name="gr12" style:family="graphic" style:parent-style-name="standard">
      <style:graphic-properties draw:stroke="solid" svg:stroke-width="0.05cm" svg:stroke-color="#000000" draw:marker-start-width="0.275cm" draw:marker-end-width="0.275cm" draw:fill="solid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1cm" svg:stroke-color="#ffffff" draw:marker-start-width="0.215cm" draw:marker-end-width="0.215cm" draw:fill="gradient" draw:fill-color="#ff3333" draw:fill-gradient-name="Gradient_20_2" draw:textarea-horizontal-align="justify" draw:textarea-vertical-align="middle" draw:auto-grow-height="false" fo:padding-top="0.13cm" fo:padding-bottom="0.13cm" fo:padding-left="0.255cm" fo:padding-right="0.255cm"/>
    </style:style>
    <style:style style:name="gr14" style:family="graphic" style:parent-style-name="standard">
      <style:graphic-properties draw:stroke="none" draw:fill="gradient" draw:fill-color="#ff3333" draw:fill-gradient-name="Gradient_20_2" draw:textarea-horizontal-align="justify" draw:textarea-vertical-align="middle" draw:auto-grow-height="false"/>
    </style:style>
    <style:style style:name="gr15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808080" draw:textarea-horizontal-align="justify" draw:textarea-vertical-align="middle" draw:auto-grow-height="false" fo:padding-top="0.13cm" fo:padding-bottom="0.13cm" fo:padding-left="0.255cm" fo:padding-right="0.255cm"/>
    </style:style>
    <style:style style:name="gr16" style:family="graphic" style:parent-style-name="standard">
      <style:graphic-properties draw:stroke="solid" svg:stroke-width="0.01cm" svg:stroke-color="#ffffff" draw:marker-start-width="0.215cm" draw:marker-end-width="0.215cm" draw:fill="solid" draw:fill-color="#9900ff" draw:opacity="70%" draw:textarea-horizontal-align="justify" draw:textarea-vertical-align="middle" draw:auto-grow-height="false" fo:padding-top="0.13cm" fo:padding-bottom="0.13cm" fo:padding-left="0.255cm" fo:padding-right="0.255cm" draw:shadow-opacity="70%"/>
    </style:style>
    <style:style style:name="gr17" style:family="graphic" style:parent-style-name="standard">
      <style:graphic-properties draw:stroke="solid" svg:stroke-width="0.01cm" svg:stroke-color="#ffffff" draw:marker-start-width="0.215cm" draw:marker-end-width="0.215cm" draw:fill="solid" draw:fill-color="#ff6600" draw:opacity="70%" draw:textarea-horizontal-align="justify" draw:textarea-vertical-align="middle" draw:auto-grow-height="false" fo:padding-top="0.13cm" fo:padding-bottom="0.13cm" fo:padding-left="0.255cm" fo:padding-right="0.255cm" draw:shadow-opacity="70%"/>
    </style:style>
    <style:style style:name="gr18" style:family="graphic" style:parent-style-name="standard">
      <style:graphic-properties draw:stroke="solid" svg:stroke-width="0.01cm" svg:stroke-color="#ffffff" draw:marker-start-width="0.215cm" draw:marker-end-width="0.215cm" draw:stroke-linejoin="miter" draw:fill="solid" draw:fill-color="#3399ff" draw:opacity="100%" draw:textarea-horizontal-align="justify" draw:textarea-vertical-align="middle" draw:auto-grow-height="false" fo:padding-top="0.13cm" fo:padding-bottom="0.13cm" fo:padding-left="0.255cm" fo:padding-right="0.255cm" draw:shadow-opacity="10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3cm" svg:height="5.1cm" svg:x="4.8cm" svg:y="1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measurelines" svg:width="3.9cm" svg:height="0.25cm" svg:x="7.85cm" svg:y="16.0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measurelines" svg:width="3.9cm" svg:height="0.25cm" svg:x="7.85cm" svg:y="17.5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measurelines" svg:width="0.5cm" svg:height="1cm" svg:x="6cm" svg:y="18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g>
              <draw:custom-shape draw:style-name="gr4" draw:text-style-name="P1" draw:layer="layout" svg:width="0.6cm" svg:height="0.9cm" svg:x="9.25cm" svg:y="9.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draw:layer="layout" svg:width="0.8cm" svg:height="0.5cm" svg:x="9.85cm" svg:y="9.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draw:layer="layout" svg:width="0.3cm" svg:height="0.6cm" svg:x="10.3cm" svg:y="9.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draw:layer="layout" svg:width="0.1cm" svg:height="0.35cm" svg:x="9.75cm" svg:y="10.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draw:layer="layout" svg:width="0.1cm" svg:height="0.35cm" svg:x="9.5cm" svg:y="10.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draw:layer="layout" svg:width="0.1cm" svg:height="0.35cm" svg:x="9.25cm" svg:y="10.5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" draw:text-style-name="P1" draw:layer="layout" svg:width="0.5cm" svg:height="0.3cm" svg:x="5.85cm" svg:y="10.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layer="layout" svg:width="0.1cm" svg:height="0.55cm" svg:x="6.2cm" svg:y="10.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layer="layout" svg:width="0.1cm" svg:height="0.55cm" svg:x="5.9cm" svg:y="10.9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layer="layout" svg:width="0.1cm" svg:height="0.3cm" svg:x="6.2cm" svg:y="10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layer="layout" svg:width="0.1cm" svg:height="0.3cm" svg:x="5.9cm" svg:y="10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custom-shape draw:style-name="gr3" draw:text-style-name="P1" draw:layer="layout" svg:width="0.7cm" svg:height="0.6cm" svg:x="12.35cm" svg:y="9.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2cm" svg:height="0.9cm" svg:x="11.15cm" svg:y="9.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0.8cm" svg:height="1cm" svg:x="10.35cm" svg:y="9.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3" draw:text-style-name="P1" draw:layer="layout" svg:width="0.7cm" svg:height="7.6cm" svg:x="12.45cm" svg:y="2.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0.7cm" svg:height="0.2cm" svg:x="12.45cm" svg:y="2.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0.7cm" svg:height="0.6cm" svg:x="12.45cm" svg:y="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path draw:style-name="gr6" draw:text-style-name="P1" draw:layer="layout" svg:width="0.762cm" svg:height="0.71cm" draw:transform="skewX (0.34766958699727) rotate (0.896226570899088) translate (12.3586319797222cm 1.85049124160043cm)" svg:viewBox="0 0 763 711" svg:d="M0 165c166-188 368-234 595-39s207 398 40 585c-211-182-424-364-635-546z">
                  <text:p/>
                </draw:path>
              </draw:g>
            </draw:g>
            <draw:custom-shape draw:style-name="gr7" draw:text-style-name="P1" draw:layer="layout" svg:width="4.1cm" svg:height="0.1cm" svg:x="5.8cm" svg:y="10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8" draw:text-style-name="P1" draw:layer="layout" svg:width="2.55cm" svg:height="1.139cm" svg:x="7.35cm" svg:y="10.661cm">
            <draw:image xlink:href="Pictures/100002010000009800000082D7E3491C.png" xlink:type="simple" xlink:show="embed" xlink:actuate="onLoad">
              <text:p/>
            </draw:image>
          </draw:frame>
          <draw:custom-shape draw:style-name="gr3" draw:text-style-name="P1" draw:layer="layout" svg:width="0.25cm" svg:height="0.85cm" svg:x="5.85cm" svg:y="10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25cm" svg:height="0.85cm" svg:x="6.1cm" svg:y="10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1cm" svg:height="0.3cm" draw:transform="rotate (-3.14159265358979) translate (6.275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1cm" svg:height="0.3cm" draw:transform="rotate (-3.14159265358979) translate (6.025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g>
              <draw:custom-shape draw:style-name="gr3" draw:text-style-name="P1" draw:layer="layout" svg:width="0.5cm" svg:height="0.3cm" draw:transform="rotate (-3.14159265358979) translate (7.9cm 9.3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layer="layout" svg:width="0.1cm" svg:height="0.55cm" draw:transform="rotate (-3.14159265358979) translate (7.55cm 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layer="layout" svg:width="0.1cm" svg:height="0.55cm" draw:transform="rotate (-3.14159265358979) translate (7.85cm 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layer="layout" svg:width="0.1cm" svg:height="0.4cm" draw:transform="rotate (-3.14159265358979) translate (7.55cm 9.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1" draw:layer="layout" svg:width="0.1cm" svg:height="0.4cm" draw:transform="rotate (-3.14159265358979) translate (7.85cm 9.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9" draw:text-style-name="P1" draw:layer="measurelines" svg:width="1cm" svg:height="0.4cm" svg:x="10.8cm" svg:y="8.9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1" draw:layer="measurelines" svg:width="0.1cm" svg:height="0.6cm" draw:transform="rotate (-3.14159265358979) translate (7.954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measurelines" svg:width="0.1cm" svg:height="0.6cm" draw:transform="rotate (-3.14159265358979) translate (7.7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measurelines" svg:width="0.1cm" svg:height="0.6cm" draw:transform="rotate (-3.14159265358979) translate (8.209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measurelines" svg:width="0.1cm" svg:height="0.6cm" draw:transform="rotate (-3.14159265358979) translate (8.463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measurelines" svg:width="0.1cm" svg:height="0.6cm" draw:transform="rotate (-3.14159265358979) translate (8.971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measurelines" svg:width="0.1cm" svg:height="0.6cm" draw:transform="rotate (-3.14159265358979) translate (8.717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measurelines" svg:width="0.1cm" svg:height="0.6cm" draw:transform="rotate (-3.14159265358979) translate (9.226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measurelines" svg:width="0.1cm" svg:height="0.6cm" draw:transform="rotate (-3.14159265358979) translate (9.48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measurelines" svg:width="0.1cm" svg:height="0.6cm" draw:transform="rotate (-3.14159265358979) translate (9.734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measurelines" svg:width="0.1cm" svg:height="0.6cm" draw:transform="rotate (-3.14159265358979) translate (9.989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measurelines" svg:width="0.1cm" svg:height="0.6cm" draw:transform="rotate (-3.14159265358979) translate (10.243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measurelines" svg:width="0.1cm" svg:height="0.6cm" draw:transform="rotate (-3.14159265358979) translate (10.497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measurelines" svg:width="0.1cm" svg:height="0.6cm" draw:transform="rotate (-3.14159265358979) translate (10.751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measurelines" svg:width="0.1cm" svg:height="0.6cm" draw:transform="rotate (-3.14159265358979) translate (11.006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measurelines" svg:width="0.1cm" svg:height="0.6cm" draw:transform="rotate (-3.14159265358979) translate (11.25cm 10.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" draw:layer="layout" svg:width="4.3cm" svg:height="0.2cm" svg:x="7.3cm" svg:y="9.3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1" draw:layer="layout" svg:width="3.9cm" svg:height="0.2cm" svg:x="7.45cm" svg:y="9.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7" draw:text-style-name="P1" draw:layer="layout" svg:width="6.3cm" svg:height="0.2cm" svg:x="5.3cm" svg:y="10.5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1" draw:layer="layout" svg:width="0.085cm" svg:height="0.9cm" svg:x="11.164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1" draw:layer="layout" svg:width="0.085cm" svg:height="0.9cm" svg:x="10.909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1" draw:layer="layout" svg:width="0.085cm" svg:height="0.9cm" svg:x="10.655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1" draw:layer="layout" svg:width="0.085cm" svg:height="0.9cm" svg:x="10.4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1" draw:layer="layout" svg:width="0.085cm" svg:height="0.9cm" svg:x="10.145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1" draw:layer="layout" svg:width="0.085cm" svg:height="0.9cm" svg:x="9.891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1" draw:layer="layout" svg:width="0.085cm" svg:height="0.9cm" svg:x="9.636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1" draw:layer="layout" svg:width="0.085cm" svg:height="0.9cm" svg:x="9.382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1" draw:layer="layout" svg:width="0.085cm" svg:height="0.9cm" svg:x="9.127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1" draw:layer="layout" svg:width="0.085cm" svg:height="0.9cm" svg:x="8.872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1" draw:layer="layout" svg:width="0.085cm" svg:height="0.9cm" svg:x="8.618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1" draw:layer="layout" svg:width="0.085cm" svg:height="0.9cm" svg:x="8.363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1" draw:layer="layout" svg:width="0.085cm" svg:height="0.9cm" svg:x="7.609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1" draw:layer="layout" svg:width="0.085cm" svg:height="0.9cm" svg:x="8.108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1" draw:layer="layout" svg:width="0.085cm" svg:height="0.9cm" svg:x="7.854cm" svg:y="10.7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1" draw:layer="layout" svg:width="3.9cm" svg:height="0.85cm" svg:x="7.45cm" svg:y="9.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9" draw:text-style-name="P1" draw:layer="layout" svg:width="2.1cm" svg:height="1.4cm" svg:x="4.85cm" svg:y="9.1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ustom-shape draw:style-name="gr10" draw:text-style-name="P1" draw:layer="layout" svg:width="3.9cm" svg:height="0.85cm" svg:x="7.45cm" svg:y="10.9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1" draw:layer="layout" svg:width="0.1cm" svg:height="0.3cm" draw:transform="rotate (-3.14159265358979) translate (7.954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1cm" svg:height="0.3cm" draw:transform="rotate (-3.14159265358979) translate (7.7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1cm" svg:height="0.3cm" draw:transform="rotate (-3.14159265358979) translate (8.209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1cm" svg:height="0.3cm" draw:transform="rotate (-3.14159265358979) translate (8.463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1cm" svg:height="0.3cm" draw:transform="rotate (-3.14159265358979) translate (8.971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1cm" svg:height="0.3cm" draw:transform="rotate (-3.14159265358979) translate (8.717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1cm" svg:height="0.3cm" draw:transform="rotate (-3.14159265358979) translate (9.226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1cm" svg:height="0.3cm" draw:transform="rotate (-3.14159265358979) translate (9.48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1cm" svg:height="0.3cm" draw:transform="rotate (-3.14159265358979) translate (9.734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1cm" svg:height="0.3cm" draw:transform="rotate (-3.14159265358979) translate (9.989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1cm" svg:height="0.3cm" draw:transform="rotate (-3.14159265358979) translate (10.243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1cm" svg:height="0.3cm" draw:transform="rotate (-3.14159265358979) translate (10.497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1cm" svg:height="0.3cm" draw:transform="rotate (-3.14159265358979) translate (10.751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1cm" svg:height="0.3cm" draw:transform="rotate (-3.14159265358979) translate (11.006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1cm" svg:height="0.3cm" draw:transform="rotate (-3.14159265358979) translate (11.25cm 12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measure draw:style-name="gr11" draw:text-style-name="P1" draw:layer="layout" svg:x1="4.8cm" svg:y1="15.4cm" svg:x2="12cm" svg:y2="15.4cm">
          <text:p text:style-name="P1"><text:measure text:kind="gap"/><text:measure text:kind="value">72</text:measure><text:measure text:kind="unit">mm</text:measure><text:measure text:kind="gap"/></text:p>
        </draw:measure>
        <draw:measure draw:style-name="gr11" draw:text-style-name="P1" draw:layer="layout" svg:x1="4.75cm" svg:y1="20.341cm" svg:x2="4.75cm" svg:y2="15.241cm">
          <text:p text:style-name="P1"><text:measure text:kind="gap"/><text:measure text:kind="value">51</text:measure><text:measure text:kind="unit">mm</text:measure><text:measure text:kind="gap"/></text:p>
        </draw:measure>
        <draw:g>
          <draw:custom-shape draw:style-name="gr12" draw:text-style-name="P1" draw:layer="layout" svg:width="0.6cm" svg:height="0.6cm" svg:x="4.9cm" svg:y="15.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cm" svg:height="0.3cm" svg:x="5.049cm" svg:y="15.4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0.6cm" svg:height="0.6cm" svg:x="11.3cm" svg:y="15.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cm" svg:height="0.3cm" svg:x="11.449cm" svg:y="15.4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0.6cm" svg:height="0.6cm" svg:x="4.9cm" svg:y="19.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cm" svg:height="0.3cm" svg:x="5.049cm" svg:y="19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0.6cm" svg:height="0.6cm" svg:x="11.4cm" svg:y="19.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cm" svg:height="0.3cm" svg:x="11.549cm" svg:y="19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3" draw:text-style-name="P1" draw:layer="layout" svg:width="0.3cm" svg:height="0.7cm" svg:x="5.05cm" svg:y="11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" draw:layer="layout" svg:width="0.6cm" svg:height="1cm" svg:x="4.9cm" svg:y="11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4" draw:text-style-name="P1" draw:layer="layout" svg:width="0.3cm" svg:height="0.8cm" svg:x="5.05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" draw:layer="layout" svg:width="0.6cm" svg:height="4cm" svg:x="4.9cm" svg:y="7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5" draw:text-style-name="P1" draw:layer="layout" svg:width="0.5cm" svg:height="0.4cm" svg:x="4.95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0.5cm" svg:height="0.3cm" svg:x="4.9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3" draw:text-style-name="P1" draw:layer="layout" svg:width="0.3cm" svg:height="0.7cm" svg:x="11.55cm" svg:y="11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" draw:layer="layout" svg:width="0.6cm" svg:height="1cm" svg:x="11.4cm" svg:y="11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4" draw:text-style-name="P1" draw:layer="layout" svg:width="0.3cm" svg:height="0.8cm" svg:x="11.55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1" draw:layer="layout" svg:width="0.6cm" svg:height="4cm" svg:x="11.4cm" svg:y="7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5" draw:text-style-name="P1" draw:layer="layout" svg:width="0.5cm" svg:height="0.4cm" svg:x="11.45cm" svg:y="7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0.5cm" svg:height="0.3cm" svg:x="11.4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6" draw:text-style-name="P1" draw:layer="layout" svg:width="7.3cm" svg:height="0.3cm" svg:x="4.8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7.3cm" svg:height="0.1cm" svg:x="4.8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7.3cm" svg:height="0.3cm" svg:x="4.8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1" draw:layer="layout" svg:width="4.1cm" svg:height="1.5cm" svg:x="5.95cm" svg:y="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5cm" svg:height="1cm" svg:x="6cm" svg:y="18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4" draw:text-style-name="P1" draw:layer="layout" svg:width="0.6cm" svg:height="0.6cm" svg:x="9.4cm" svg:y="18.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4" draw:text-style-name="P1" draw:layer="layout" svg:width="0.8cm" svg:height="0.5cm" svg:x="10cm" svg:y="18.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" draw:text-style-name="P1" draw:layer="layout" svg:width="0.3cm" svg:height="0.6cm" svg:x="10.45cm" svg:y="18.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g>
              <draw:custom-shape draw:style-name="gr3" draw:text-style-name="P1" draw:layer="layout" svg:width="0.7cm" svg:height="0.6cm" svg:x="12.5cm" svg:y="18.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1" draw:layer="layout" svg:width="1.2cm" svg:height="0.9cm" svg:x="11.3cm" svg:y="18.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1" draw:layer="layout" svg:width="0.8cm" svg:height="1cm" svg:x="10.5cm" svg:y="18.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" draw:text-style-name="P1" draw:layer="layout" svg:width="0.7cm" svg:height="7.6cm" svg:x="12.6cm" svg:y="18.3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3" draw:text-style-name="P1" draw:layer="layout" svg:width="0.7cm" svg:height="0.2cm" svg:x="12.6cm" svg:y="25.9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3" draw:text-style-name="P1" draw:layer="layout" svg:width="0.7cm" svg:height="0.6cm" svg:x="12.6cm" svg:y="26.1cm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path draw:style-name="gr6" draw:text-style-name="P1" draw:layer="layout" svg:width="0.761cm" svg:height="0.71cm" draw:transform="skewX (-0.346622389446074) rotate (2.24484248391511) translate (12.9843889178912cm 27.4447943301038cm)" svg:viewBox="0 0 762 711" svg:d="M762 165c-166-188-368-234-595-39-226 195-206 398-39 585 211-182 423-364 634-546z">
                <text:p/>
              </draw:path>
            </draw:g>
          </draw:g>
        </draw:g>
        <draw:g>
          <draw:g>
            <draw:custom-shape draw:style-name="gr7" draw:text-style-name="P1" draw:layer="layout" svg:width="6.3cm" svg:height="1.8cm" svg:x="5.7cm" svg:y="16.0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1" draw:layer="layout" svg:width="3.9cm" svg:height="0.25cm" svg:x="7.85cm" svg:y="17.6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9" draw:text-style-name="P1" draw:layer="layout" svg:width="2.1cm" svg:height="1.6cm" svg:x="5.25cm" svg:y="16.1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" draw:text-style-name="P1" draw:layer="measurelines" svg:width="3.9cm" svg:height="0.25cm" svg:x="7.85cm" svg:y="16.0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custom-shape draw:style-name="gr18" draw:text-style-name="P1" draw:layer="layout" svg:width="4.3cm" svg:height="1.7cm" svg:x="7.7cm" svg:y="16.1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" draw:text-style-name="P1" draw:layer="layout" svg:width="0.5cm" svg:height="0.8cm" draw:transform="rotate (-3.14159265358979) translate (8.3cm 17.3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1" draw:layer="measurelines" svg:width="1cm" svg:height="0.8cm" svg:x="11.2cm" svg:y="16.55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" draw:text-style-name="P1" draw:layer="layout" svg:width="0.4cm" svg:height="0.6cm" draw:transform="rotate (-3.14159265358979) translate (9.497cm 17.2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" draw:text-style-name="P1" draw:layer="measurelines" svg:width="7.3cm" svg:height="5.1cm" svg:x="17.65cm" svg:y="1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measurelines" svg:width="3.9cm" svg:height="0.25cm" svg:x="20.7cm" svg:y="16.0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measurelines" svg:width="3.9cm" svg:height="0.25cm" svg:x="20.7cm" svg:y="17.55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" draw:text-style-name="P1" draw:layer="measurelines" svg:width="0.5cm" svg:height="1cm" svg:x="18.85cm" svg:y="18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" draw:layer="measurelines" svg:width="0.6cm" svg:height="0.6cm" svg:x="17.75cm" svg:y="15.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measurelines" svg:width="0.3cm" svg:height="0.3cm" svg:x="17.899cm" svg:y="15.4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measurelines" svg:width="0.6cm" svg:height="0.6cm" svg:x="24.15cm" svg:y="15.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measurelines" svg:width="0.3cm" svg:height="0.3cm" svg:x="24.299cm" svg:y="15.4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measurelines" svg:width="0.6cm" svg:height="0.6cm" svg:x="17.75cm" svg:y="19.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measurelines" svg:width="0.3cm" svg:height="0.3cm" svg:x="17.899cm" svg:y="19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measurelines" svg:width="0.6cm" svg:height="0.6cm" svg:x="24.25cm" svg:y="19.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measurelines" svg:width="0.3cm" svg:height="0.3cm" svg:x="24.399cm" svg:y="19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ef2929" draw:end-color="#a40000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liam Simko</meta:initial-creator>
    <meta:creation-date>2016-03-11T10:50:36.218657219</meta:creation-date>
    <dc:date>2016-04-26T15:46:37.716228478</dc:date>
    <dc:creator>Viliam Simko</dc:creator>
    <meta:editing-duration>PT4H52M58S</meta:editing-duration>
    <meta:editing-cycles>20</meta:editing-cycles>
    <meta:generator>LibreOffice/4.2.8.2$Linux_X86_64 LibreOffice_project/420m0$Build-2</meta:generator>
    <meta:document-statistic meta:object-count="179"/>
  </office:meta>
</office:document-meta>
</file>